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ing_20_5">
      <style:text-properties officeooo:paragraph-rsid="0007911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7911e"/>
    </style:style>
    <style:style style:name="P4" style:family="paragraph" style:parent-style-name="Heading_20_3">
      <style:text-properties officeooo:paragraph-rsid="0007911e"/>
    </style:style>
    <style:style style:name="P5" style:family="paragraph" style:parent-style-name="Heading_20_4">
      <style:text-properties officeooo:paragraph-rsid="0007911e"/>
    </style:style>
    <style:style style:name="P6" style:family="paragraph" style:parent-style-name="Heading_20_1">
      <style:text-properties officeooo:paragraph-rsid="0007911e"/>
    </style:style>
    <style:style style:name="P7" style:family="paragraph" style:parent-style-name="Heading_20_2">
      <style:text-properties officeooo:paragraph-rsid="0007911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he start</text:h>
      <text:h text:style-name="P7" text:outline-level="2">A story</text:h>
      <text:h text:style-name="P4" text:outline-level="3">John som arbetar för FöretagX</text:h>
      <text:h text:style-name="P4" text:outline-level="3">Johan använder sin företagstelefon mycket och ofta</text:h>
      <text:h text:style-name="P4" text:outline-level="3">Telefonen är ständigt med</text:h>
      <text:h text:style-name="P4" text:outline-level="3">En dag är den borta</text:h>
      <text:h text:style-name="P4" text:outline-level="3">What was on it ?</text:h>
      <text:h text:style-name="P7" text:outline-level="2">It need protection, but how ?</text:h>
      <text:h text:style-name="P6" text:outline-level="1">The midle</text:h>
      <text:h text:style-name="P7" text:outline-level="2">We need</text:h>
      <text:h text:style-name="P4" text:outline-level="3">Create virtuall enclosure</text:h>
      <text:h text:style-name="P4" text:outline-level="3">A fence around the phone</text:h>
      <text:h text:style-name="P4" text:outline-level="3">Need position of phone</text:h>
      <text:h text:style-name="P4" text:outline-level="3">Inform user</text:h>
      <text:h text:style-name="P4" text:outline-level="3">The story - Mobil, U have left the area!</text:h>
      <text:h text:style-name="P7" text:outline-level="2">The limits</text:h>
      <text:h text:style-name="P4" text:outline-level="3">The mobil unit</text:h>
      <text:h text:style-name="P5" text:outline-level="4">Battery</text:h>
      <text:h text:style-name="P5" text:outline-level="4">GPS and other mehtods</text:h>
      <text:h text:style-name="P4" text:outline-level="3"><text:soft-page-break/>The fence</text:h>
      <text:h text:style-name="P5" text:outline-level="4">Coordinates</text:h>
      <text:h text:style-name="P4" text:outline-level="3">Android only</text:h>
      <text:h text:style-name="P5" text:outline-level="4">Nu limit to android</text:h>
      <text:h text:style-name="P7" text:outline-level="2">Solution</text:h>
      <text:h text:style-name="P4" text:outline-level="3">The grid</text:h>
      <text:h text:style-name="P5" text:outline-level="4">A set of cells</text:h>
      <text:h text:style-name="P5" text:outline-level="4">Fast</text:h>
      <text:h text:style-name="P5" text:outline-level="4">Properties</text:h>
      <text:h text:style-name="P1" text:outline-level="5">Inside, outside, fence</text:h>
      <text:h text:style-name="P1" text:outline-level="5">Others, geograhical</text:h>
      <text:h text:style-name="P5" text:outline-level="4">Areas not area</text:h>
      <text:h text:style-name="P1" text:outline-level="5">A common grid</text:h>
      <text:h text:style-name="P7" text:outline-level="2">How it was done</text:h>
      <text:h text:style-name="P4" text:outline-level="3">Easy, plenty of info</text:h>
      <text:h text:style-name="P4" text:outline-level="3">Getting the position of unit</text:h>
      <text:h text:style-name="P4" text:outline-level="3">Grid - cell - section - coordinates</text:h>
      <text:h text:style-name="P4" text:outline-level="3">Cell - Time to next update</text:h>
      <text:h text:style-name="P4" text:outline-level="3">Unit moves slowly</text:h>
      <text:h text:style-name="P7" text:outline-level="2">Do it work</text:h>
      <text:h text:style-name="P4" text:outline-level="3">Speed of mobil unit</text:h>
      <text:h text:style-name="P5" text:outline-level="4">Walk 1 m/s</text:h>
      <text:h text:style-name="P5" text:outline-level="4"><text:soft-page-break/>Update on move every 5 min</text:h>
      <text:h text:style-name="P5" text:outline-level="4">Update time at idle</text:h>
      <text:h text:style-name="P5" text:outline-level="4">Udate every 10 s - battery consumption</text:h>
      <text:h text:style-name="P5" text:outline-level="4">Update time critecall</text:h>
      <text:h text:style-name="P4" text:outline-level="3">Need the entire fence</text:h>
      <text:h text:style-name="P5" text:outline-level="4">Distance to fence</text:h>
      <text:h text:style-name="P5" text:outline-level="4">Grid is about the cell not cells</text:h>
      <text:h text:style-name="P5" text:outline-level="4">Not able to handle small area</text:h>
      <text:h text:style-name="P7" text:outline-level="2">Behaviour of mobil unit</text:h>
      <text:h text:style-name="P4" text:outline-level="3">Battery consumption</text:h>
      <text:h text:style-name="P5" text:outline-level="4">Radio cost enegri</text:h>
      <text:h text:style-name="P4" text:outline-level="3">How fast can it update</text:h>
      <text:h text:style-name="P5" text:outline-level="4">GPS slow but the best option</text:h>
      <text:h text:style-name="P4" text:outline-level="3">How good is it</text:h>
      <text:h text:style-name="P5" text:outline-level="4">Grid very precise but do we need it</text:h>
      <text:h text:style-name="P5" text:outline-level="4">GPS - 10 meter</text:h>
      <text:h text:style-name="P4" text:outline-level="3">Unknown</text:h>
      <text:h text:style-name="P7" text:outline-level="2">The grid a new angle</text:h>
      <text:h text:style-name="P4" text:outline-level="3"/>
      <text:h text:style-name="P7" text:outline-level="2">Where are we</text:h>
      <text:h text:style-name="P4" text:outline-level="3">Grid dont work</text:h>
      <text:h text:style-name="P5" text:outline-level="4">Need to be able to handle small area</text:h>
      <text:h text:style-name="P4" text:outline-level="3"><text:soft-page-break/>The mobil unit</text:h>
      <text:h text:style-name="P5" text:outline-level="4">How good is it ?</text:h>
      <text:h text:style-name="P4" text:outline-level="3">A possible fix</text:h>
      <text:h text:style-name="P5" text:outline-level="4">Two algorims</text:h>
      <text:h text:style-name="P1" text:outline-level="5">Grid for properties</text:h>
      <text:h text:style-name="P1" text:outline-level="5">Min dist to fence</text:h>
      <text:h text:style-name="P4" text:outline-level="3">Simplify grid</text:h>
      <text:h text:style-name="P5" text:outline-level="4">No fence</text:h>
      <text:h text:style-name="P5" text:outline-level="4">Still type of cell</text:h>
      <text:h text:style-name="P5" text:outline-level="4">Properties by grid</text:h>
      <text:h text:style-name="P1" text:outline-level="5">Properties</text:h>
      <text:h text:style-name="P1" text:outline-level="5">More then one area</text:h>
      <text:h text:style-name="P6" text:outline-level="1">The end</text:h>
      <text:h text:style-name="P7" text:outline-level="2">What I would like to do</text:h>
      <text:h text:style-name="P4" text:outline-level="3">The bahaviour of the device</text:h>
      <text:h text:style-name="P5" text:outline-level="4">Important for app that depend on position</text:h>
      <text:h text:style-name="P5" text:outline-level="4">Hardware op system</text:h>
      <text:h text:style-name="P5" text:outline-level="4">How fast and how well</text:h>
      <text:h text:style-name="P6" text:outline-level="1">Bilder</text:h>
      <text:list xml:id="list3955380208570829817" text:style-name="L1">
        <text:list-item>
          <text:p text:style-name="P3">BTH området</text:p>
        </text:list-item>
        <text:list-item>
          <text:p text:style-name="P3">Inhägnad - rutnät - cell</text:p>
        </text:list-item>
        <text:list-item>
          <text:p text:style-name="P3">Droping phone in sto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2T21:05:03.993252633</dc:date>
    <meta:editing-duration>P0D</meta:editing-duration>
    <meta:editing-cycles>1</meta:editing-cycles>
    <meta:document-statistic meta:table-count="0" meta:image-count="0" meta:object-count="0" meta:page-count="4" meta:paragraph-count="85" meta:word-count="398" meta:character-count="2019" meta:non-whitespace-character-count="1790"/>
    <meta:generator>LibreOffice/4.1.1.2$Linux_X86_64 LibreOffice_project/410m0$Build-2</meta:generator>
  </office:meta>
</office:document-meta>
</file>